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PMincho" svg:font-family="'MS P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646in" fo:margin-left="0.2965in" table:align="left"/>
    </style:style>
    <style:style style:name="Table1.A" style:family="table-column">
      <style:table-column-properties style:column-width="1.3285in"/>
    </style:style>
    <style:style style:name="Table1.B" style:family="table-column">
      <style:table-column-properties style:column-width="4.736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asian="MS PMincho"/>
    </style:style>
    <style:style style:name="P2" style:family="paragraph" style:parent-style-name="Table_20_Contents" style:list-style-name="L1">
      <style:text-properties officeooo:paragraph-rsid="002d504b" style:font-name-asian="MS PMincho"/>
    </style:style>
    <style:style style:name="P3" style:family="paragraph" style:parent-style-name="Table_20_Contents" style:list-style-name="L1">
      <style:text-properties officeooo:paragraph-rsid="00245dae" style:font-name-asian="MS PMincho"/>
    </style:style>
    <style:style style:name="P4" style:family="paragraph" style:parent-style-name="Table_20_Contents" style:list-style-name="L2">
      <style:text-properties style:font-name-asian="MS PMincho"/>
    </style:style>
    <style:style style:name="P5" style:family="paragraph" style:parent-style-name="Table_20_Contents" style:list-style-name="L3">
      <style:text-properties style:font-name-asian="MS PMincho"/>
    </style:style>
    <style:style style:name="P6" style:family="paragraph" style:parent-style-name="Table_20_Contents" style:list-style-name="L4">
      <style:text-properties officeooo:paragraph-rsid="00245dae" style:font-name-asian="MS PMincho"/>
    </style:style>
    <style:style style:name="P7" style:family="paragraph" style:parent-style-name="Table_20_Contents" style:list-style-name="L5">
      <style:text-properties officeooo:rsid="0029bf96" officeooo:paragraph-rsid="0029bf96" style:font-name-asian="MS PMinch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ユースケース名</text:p>
          </table:table-cell>
          <table:table-cell table:style-name="Table1.B1" office:value-type="string">
            <text:p text:style-name="P1">プロフィール情報を登録する</text:p>
          </table:table-cell>
        </table:table-row>
        <table:table-row>
          <table:table-cell table:style-name="Table1.A2" office:value-type="string">
            <text:p text:style-name="P1">アクター</text:p>
          </table:table-cell>
          <table:table-cell table:style-name="Table1.B2" office:value-type="string">
            <text:p text:style-name="P1">教員</text:p>
          </table:table-cell>
        </table:table-row>
        <table:table-row>
          <table:table-cell table:style-name="Table1.A2" office:value-type="string">
            <text:p text:style-name="P1">事前条件</text:p>
          </table:table-cell>
          <table:table-cell table:style-name="Table1.B2" office:value-type="string">
            <text:list xml:id="list5619731786109716012" text:style-name="L1">
              <text:list-item>
                <text:p text:style-name="P2">教員がログインを完了している</text:p>
              </text:list-item>
              <text:list-item>
                <text:p text:style-name="P3">プロフィール情報登録ページを表示している</text:p>
              </text:list-item>
              <text:list-item>
                <text:p text:style-name="P3">自分の研究室の内容をある程度デフォルトで表示している</text:p>
              </text:list-item>
              <text:list-item>
                <text:p text:style-name="P3">研究室情報を入力する欄が設けられている</text:p>
              </text:list-item>
            </text:list>
          </table:table-cell>
        </table:table-row>
        <table:table-row>
          <table:table-cell table:style-name="Table1.A2" office:value-type="string">
            <text:p text:style-name="P1">基本系列</text:p>
          </table:table-cell>
          <table:table-cell table:style-name="Table1.B2" office:value-type="string">
            <text:list xml:id="list7666440070319748425" text:style-name="L2">
              <text:list-item>
                <text:p text:style-name="P4">アクターが自分の研究室の内容を入力する</text:p>
              </text:list-item>
              <text:list-item>
                <text:p text:style-name="P4">アクターが「登録」ボタンを押下する</text:p>
              </text:list-item>
              <text:list-item>
                <text:p text:style-name="P4">登録した内容をプロフィール情報として更新する</text:p>
              </text:list-item>
            </text:list>
          </table:table-cell>
        </table:table-row>
        <table:table-row>
          <table:table-cell table:style-name="Table1.A2" office:value-type="string">
            <text:p text:style-name="P1">事後条件</text:p>
          </table:table-cell>
          <table:table-cell table:style-name="Table1.B2" office:value-type="string">
            <text:list xml:id="list7011658074997828573" text:style-name="L3">
              <text:list-item>
                <text:p text:style-name="P5">教員のプロフィール情報が登録されている</text:p>
              </text:list-item>
            </text:list>
          </table:table-cell>
        </table:table-row>
        <table:table-row>
          <table:table-cell table:style-name="Table1.A2" office:value-type="string">
            <text:p text:style-name="P1">説明</text:p>
          </table:table-cell>
          <table:table-cell table:style-name="Table1.B2" office:value-type="string">
            <text:list xml:id="list7893192948218309507" text:style-name="L4">
              <text:list-item>
                <text:p text:style-name="P6">プロフィール情報登録ページ</text:p>
              </text:list-item>
            </text:list>
            <text:list xml:id="list544543367860755173" text:style-name="L5">
              <text:list-item>
                <text:p text:style-name="P7">自分の研究室の内容について入力する欄をテキストボックスで設けている</text:p>
              </text:list-item>
              <text:list-item>
                <text:p text:style-name="P7">情報を登録するための「登録」ボタンを表示する</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PMincho" svg:font-family="'MS P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22:11:44.870156000</meta:creation-date>
    <dc:date>2014-12-03T13:47:23.840224000</dc:date>
    <meta:editing-duration>PT1H28M38S</meta:editing-duration>
    <meta:editing-cycles>21</meta:editing-cycles>
    <meta:generator>LibreOffice/4.3.4.1$MacOSX_x86 LibreOffice_project/bc356b2f991740509f321d70e4512a6a54c5f243</meta:generator>
    <meta:document-statistic meta:table-count="1" meta:image-count="0" meta:object-count="0" meta:page-count="1" meta:paragraph-count="19" meta:word-count="275" meta:character-count="284" meta:non-whitespace-character-count="284"/>
  </office:meta>
</office:document-meta>
</file>